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3bf9" officeooo:paragraph-rsid="001a3b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d Me to use record_stream.py</text:p>
      <text:p text:style-name="P1"/>
      <text:p text:style-name="P1">1. This python file is a simple code to record the live stream from the camera. When ever you start the code the camera will start to record. To stop and save the stream, just simple hit 'ESC' the code should stop and the file will be saved with the file_name inside the code.</text:p>
      <text:p text:style-name="P1"/>
      <text:p text:style-name="P1">2. The onlything needs to be changed in the code before you start to run the code is the file name you want to save the video, we follow the strucure of: date_time in a day_index_num.avi. For example, if I record a video on 10/7 morning then I will save as: '10_7_morning_1.avi'</text:p>
      <text:p text:style-name="P1">Where to change the saved file name is clearly marked in record_stream.p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7T15:34:09.593728464</meta:creation-date>
    <dc:date>2015-10-07T15:38:24.729997142</dc:date>
    <meta:editing-duration>P0D</meta:editing-duration>
    <meta:editing-cycles>1</meta:editing-cycles>
    <meta:document-statistic meta:table-count="0" meta:image-count="0" meta:object-count="0" meta:page-count="1" meta:paragraph-count="4" meta:word-count="123" meta:character-count="659" meta:non-whitespace-character-count="539"/>
    <meta:generator>LibreOffice/4.2.8.2$Linux_X86_64 LibreOffice_project/420m0$Build-2</meta:generator>
  </office:meta>
</office:document-meta>
</file>